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Marquedecommentaire" style:family="text">
      <style:text-properties style:font-name-complex="Mangal"/>
    </style:style>
    <style:style style:name="T6" style:parent-style-name="Marquedecommentaire" style:family="text">
      <style:text-properties style:font-name-complex="Mangal"/>
    </style:style>
  </office:automatic-styles>
  <office:body>
    <office:text text:use-soft-page-breaks="true">
      <text:p text:style-name="P1">Reste à faire :</text:p>
      <text:p text:style-name="Standard"/>
      <text:list text:style-name="LFO1" text:continue-numbering="true">
        <text:list-item>
          <text:p text:style-name="P2">Pointeurs genCode</text:p>
        </text:list-item>
        <text:list-item>
          <text:p text:style-name="P3">Fonctions ne fonctionnent pas / pas implémenté hors main</text:p>
        </text:list-item>
        <text:list-item>
          <text:p text:style-name="P4">Fonction Send permettant d'affichée, pas fait, pas compris l'utilité</text:p>
        </text:list-item>
      </text:list>
      <text:p text:style-name="Standard"/>
      <text:p text:style-name="Standard">Questions :</text:p>
      <text:p text:style-name="Standard"/>
      <text:p text:style-name="Standard">int a = 0 ; ne fonctionne pas mais</text:p>
      <text:p text:style-name="Standard">int a ;</text:p>
      <text:p text:style-name="Standard"><office:annotation office:name="0" xml:id="723152582"><dc:creator>David Kalala Kabambi</dc:creator><dc:date>2023-10-05T00:04:00</dc:date><meta:creator-initials>DK</meta:creator-initials><text:p text:style-name="Commentaire">C'est normal</text:p></office:annotation>a = 0 ;<text:s/>fonctionne, normal ou pas ?<text:s/>normal il me semble.<text:s/><text:span text:style-name="T5"><office:annotation-end office:name="0"/></text:span></text:p>
      <text:p text:style-name="Standard"/>
      <text:p text:style-name="Standard">Dans run_compile, startGenCode doit être appelé avant la compilation des fichiers, à vérifier.</text:p>
      <text:p text:style-name="Standard"><office:annotation office:name="1" xml:id="732576377"><dc:creator>David Kalala Kabambi</dc:creator><dc:date>2023-10-05T00:31:00</dc:date><meta:creator-initials>DK</meta:creator-initials><text:p text:style-name="Commentaire">C'est la cas !!!</text:p></office:annotation>Les fonctions doivent être déclarées avant le .start dans le code assembleur !!!<text:span text:style-name="T6"><office:annotation-end office:name="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Kalala Kabambi</dc:creator>
    <meta:creation-date>2023-09-16T21:39:00Z</meta:creation-date>
    <dc:date>2023-10-04T22:38:00Z</dc:date>
    <meta:template xlink:href="Normal.dotm" xlink:type="simple"/>
    <meta:editing-cycles>14</meta:editing-cycles>
    <meta:editing-duration>PT8400S</meta:editing-duration>
    <meta:document-statistic meta:page-count="1" meta:paragraph-count="1" meta:word-count="67" meta:character-count="454" meta:row-count="3" meta:non-whitespace-character-count="388"/>
  </office:meta>
</office:document-meta>
</file>